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Fertig bis: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Seiten</text:p>
          </table:table-cell>
          <table:table-cell table:number-columns-repeated="4"/>
          <table:table-cell office:value-type="string" calcext:value-type="string">
            <text:p>Kapitel</text:p>
          </table:table-cell>
          <table:table-cell office:value-type="string" calcext:value-type="string">
            <text:p>Seiten</text:p>
          </table:table-cell>
        </table:table-row>
        <table:table-row table:style-name="ro1">
          <table:table-cell office:value-type="string" calcext:value-type="string">
            <text:p>State of the Art</text:p>
          </table:table-cell>
          <table:table-cell office:value-type="date" office:date-value="2018-08-08" calcext:value-type="date">
            <text:p>08.08.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inleitu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hode</text:p>
          </table:table-cell>
          <table:table-cell office:value-type="date" office:date-value="2018-08-09" calcext:value-type="date">
            <text:p>09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tate of the Ar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date" office:date-value="2018-08-12" calcext:value-type="date">
            <text:p>12.08.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ho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date" office:date-value="2018-08-13" calcext:value-type="date">
            <text:p>13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date" office:date-value="2018-08-17" calcext:value-type="date">
            <text:p>17.08.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Implementieru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inleitung</text:p>
          </table:table-cell>
          <table:table-cell office:value-type="date" office:date-value="2018-08-18" calcext:value-type="date">
            <text:p>18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valua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plementierung</text:p>
          </table:table-cell>
          <table:table-cell office:value-type="date" office:date-value="2018-08-20" calcext:value-type="date">
            <text:p>20.08.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Faz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zit</text:p>
          </table:table-cell>
          <table:table-cell office:value-type="date" office:date-value="2018-08-22" calcext:value-type="date">
            <text:p>22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usbli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blick</text:p>
          </table:table-cell>
          <table:table-cell office:value-type="date" office:date-value="2018-08-23" calcext:value-type="date">
            <text:p>23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SUM([.J2:.J9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ffer</text:p>
          </table:table-cell>
          <table:table-cell office:value-type="date" office:date-value="2018-08-26" calcext:value-type="date">
            <text:p>26.08.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formula="of:=SUM([.C2:.C11])" office:value-type="float" office:value="18" calcext:value-type="float">
            <text:p>18</text:p>
          </table:table-cell>
          <table:table-cell table:formula="of:=SUM([.D2:.D10])" office:value-type="float" office:value="33" calcext:value-type="float">
            <text:p>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.00.0000</text:date>, <text:time style:data-style-name="N2" text:time-value="12:08:09.7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40:08.932000000</meta:creation-date>
    <dc:date>2018-08-21T12:40:46.756000000</dc:date>
    <meta:editing-duration>PT2H38M5S</meta:editing-duration>
    <meta:editing-cycles>15</meta:editing-cycles>
    <meta:generator>LibreOffice/5.4.7.2$Windows_X86_64 LibreOffice_project/c838ef25c16710f8838b1faec480ebba495259d0</meta:generator>
    <meta:document-statistic meta:table-count="1" meta:cell-count="64" meta:object-count="0"/>
  </office:meta>
</office:document-meta>
</file>